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cb6b"/>
    </style:style>
    <style:style style:name="T2" style:family="text">
      <style:text-properties fo:font-size="15pt" officeooo:rsid="0009cb6b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1"/>ASSIGNMENT ON LINUX COMMANDS</text:p>
      <text:p text:style-name="Standard">NAME:- <text:span text:style-name="T2">s.preethi</text:span></text:p>
      <text:p text:style-name="Standard">ID:- b191<text:span text:style-name="T1">196</text:span></text:p>
      <text:p text:style-name="Standard">CLASS:- CSE C-5</text:p>
      <text:p text:style-name="Standard">1)What is the command used to sort a file ?</text:p>
      <text:p text:style-name="Standard">ans:-SORT command is used to sort a file, arranging the records in a particular order.</text:p>
      <text:p text:style-name="Standard"/>
      <text:p text:style-name="Standard">2)How will you find which operating system your system is running on unix?</text:p>
      <text:p text:style-name="Standard">ans:-Opening terminal and then typing the command "uname -a" will display the operating system</text:p>
      <text:p text:style-name="Standard">our system is running in linux.</text:p>
      <text:p text:style-name="Standard"/>
      <text:p text:style-name="Standard">3)which character you will append to a command to run the process in background?</text:p>
      <text:p text:style-name="Standard">ans:-By appending an ampersand character ( &amp; ) to the end of the commands.</text:p>
      <text:p text:style-name="Standard"/>
      <text:p text:style-name="Standard">4)How do you see command line history in unix?</text:p>
      <text:p text:style-name="Standard">ans:-By typing History command</text:p>
      <text:p text:style-name="Standard"/>
      <text:p text:style-name="Standard">5)How do you find which process is taking how much cpu?</text:p>
      <text:p text:style-name="Standard">ans:-The vmstat command will display the information about system processes, memory, swap, I/O,</text:p>
      <text:p text:style-name="Standard">and CPU performance. It will display the average details since the last reboot.</text:p>
      <text:p text:style-name="Standard"/>
      <text:p text:style-name="Standard">6)How do you check how much space is left in current drive?</text:p>
      <text:p text:style-name="Standard">ans:-df</text:p>
      <text:p text:style-name="Standard"/>
      <text:p text:style-name="Standard">7)Which command is used to count the number of characters in a file?</text:p>
      <text:p text:style-name="Standard">ans:-wc -m command</text:p>
      <text:p text:style-name="Standard"/>
      <text:p text:style-name="Standard">8)Which command is used to determine the size of a directory in unix?</text:p>
      <text:p text:style-name="Standard">ans:-du command9)Which switch is used for displaying the result of a command in human readable format?</text:p>
      <text:p text:style-name="Standard">ans:-df -h command</text:p>
      <text:p text:style-name="Standard"/>
      <text:p text:style-name="Standard">10)Which command is used to list all the running processes?</text:p>
      <text:p text:style-name="Standard">ans:-top coomand</text:p>
      <text:p text:style-name="Standard"/>
      <text:p text:style-name="Standard">11)Which command is used to show real time view of the running processes?</text:p>
      <text:p text:style-name="Standard">ans:-ps command</text:p>
      <text:p text:style-name="Standard"/>
      <text:p text:style-name="Standard">12)Which of the commands is used to compress a file?</text:p>
      <text:p text:style-name="Standard">ans:-zip, gzip, bzip2,xz.</text:p>
      <text:p text:style-name="Standard"/>
      <text:p text:style-name="Standard">13)Which command is used to delete a empty directory hierarchy of directory'?</text:p>
      <text:p text:style-name="Standard">ans:-rm -r &lt;directory name&gt;</text:p>
      <text:p text:style-name="Standard"/>
      <text:p text:style-name="Standard">14)Which command is used to create a directory,hiearchy of directory ?</text:p>
      <text:p text:style-name="Standard">ans:-mkdir</text:p>
      <text:p text:style-name="Standard"/>
      <text:p text:style-name="Standard">15)Which command is used to know IP address of your system?</text:p>
      <text:p text:style-name="Standard">ans:-ipconfig /all</text:p>
      <text:p text:style-name="Standard"/>
      <text:p text:style-name="Standard">16)Which command will not accept file name as input?</text:p>
      <text:p text:style-name="Standard">ans:-malix</text:p>
      <text:p text:style-name="Standard"><text:soft-page-break/>17)Which command is used to rename a file?</text:p>
      <text:p text:style-name="Standard">ans:-mv&lt;oldfile&gt;&lt;newfile&gt;</text:p>
      <text:p text:style-name="Standard"/>
      <text:p text:style-name="Standard">18)The purpose of the command "type"?</text:p>
      <text:p text:style-name="Standard">ans:-"The standard output of the type command contains information about the specified command</text:p>
      <text:p text:style-name="Standard">and identifies whether this is a shell built-in command,subroutine,alias,or keyword.The type</text:p>
      <text:p text:style-name="Standard">command indicates how the specified command would be interpreted if used."19)Write command with related option to know the kernel file?</text:p>
      <text:p text:style-name="Standard">ans:-uname -r</text:p>
      <text:p text:style-name="Standard"/>
      <text:p text:style-name="Standard">20)Which file contains the root password?</text:p>
      <text:p text:style-name="Standard">ans:-/etc/passwd file</text:p>
      <text:p text:style-name="Standard"/>
      <text:p text:style-name="Standard">21)</text:p>
      <text:p text:style-name="Standard">i.Write a command to display the fields:</text:p>
      <text:p text:style-name="Standard">Name,Department,Salary?</text:p>
      <text:p text:style-name="Standard">ans:-awk '{print $2,$4,$6}'emp.1s</text:p>
      <text:p text:style-name="Standard">ii.What is the output of cut -d\| -f 2,3 emp.1st</text:p>
      <text:p text:style-name="Standard">ans:- a.k.shukla|g.m</text:p>
      <text:p text:style-name="Standard">jai sharma|director</text:p>
      <text:p text:style-name="Standard">sumit chakrobarty|d.g.m</text:p>
      <text:p text:style-name="Standard">barun sengupta|director</text:p>
      <text:p text:style-name="Standard">n.k. gupta|chairman</text:p>
      <text:p text:style-name="Standard">chanchal sanghvi|director</text:p>
      <text:p text:style-name="Standard">karuna ganguly|g.m</text:p>
      <text:p text:style-name="Standard">s.n. dasgopul|manager</text:p>
      <text:p text:style-name="Standard">jayant Choudary|executive</text:p>
      <text:p text:style-name="Standard">anil aggarwal|manager</text:p>
      <text:p text:style-name="Standard">lalit chowdury|director</text:p>
      <text:p text:style-name="Standard">shyam saksena|d.g.m</text:p>
      <text:p text:style-name="Standard">sudhir agarwal|executive</text:p>
      <text:p text:style-name="Standard">j.b. saxena|g.m.</text:p>
      <text:p text:style-name="Standard">v.k. agarwal|g.m.</text:p>
      <text:p text:style-name="Standard">iii.What is the ouput of sort -t"|" -k 2 emp.1st</text:p>
      <text:p text:style-name="Standard">ans:-pipe dquote&gt;</text:p>
      <text:p text:style-name="Standard">iv.Write a command to sort text based on fifth field (DOB)</text:p>
      <text:p text:style-name="Standard">ans:-sort -k 6 emp.1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20:10:53.264077191</meta:creation-date>
    <dc:date>2022-09-25T20:13:06.280090602</dc:date>
    <meta:editing-duration>PT2M13S</meta:editing-duration>
    <meta:editing-cycles>1</meta:editing-cycles>
    <meta:document-statistic meta:table-count="0" meta:image-count="0" meta:object-count="0" meta:page-count="2" meta:paragraph-count="70" meta:word-count="447" meta:character-count="2908" meta:non-whitespace-character-count="2490"/>
    <meta:generator>LibreOffice/6.4.6.2$Linux_X86_64 LibreOffice_project/40$Build-2</meta:generator>
  </office:meta>
</office:document-meta>
</file>